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ExtraLight" svg:font-family="'源ノ角ゴシック JP ExtraLight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081cm" fo:min-width="0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029cm" fo:min-width="0cm" fo:padding-top="0.151cm" fo:padding-bottom="0.151cm" fo:padding-left="0.276cm" fo:padding-right="0.276cm"/>
    </style:style>
    <style:style style:name="gr3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285cm"/>
    </style:style>
    <style:style style:name="gr5" style:family="graphic" style:parent-style-name="standard">
      <style:graphic-properties draw:stroke="none" svg:stroke-color="#000000" draw:fill="none" draw:fill-color="#ffffff" fo:min-height="0.284cm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fo:min-height="0.243cm"/>
    </style:style>
    <style:style style:name="gr8" style:family="graphic" style:parent-style-name="standard">
      <style:graphic-properties draw:stroke="none" svg:stroke-color="#000000" draw:fill="none" draw:fill-color="#ffffff" fo:min-height="0.22cm"/>
    </style:style>
    <style:style style:name="gr9" style:family="graphic" style:parent-style-name="standard">
      <style:graphic-properties draw:stroke="none" svg:stroke-color="#000000" draw:fill="none" draw:fill-color="#ffffff" fo:min-height="0.213cm"/>
    </style:style>
    <style:style style:name="gr10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fo:min-height="1.619cm"/>
    </style:style>
    <style:style style:name="gr12" style:family="graphic" style:parent-style-name="standard">
      <style:graphic-properties draw:stroke="dash" draw:stroke-dash="Dashed_20__28_var_29_" svg:stroke-width="0.053cm" svg:stroke-color="#000000" draw:marker-start-width="0.279cm" draw:marker-end-width="0.279cm" draw:fill="none" draw:textarea-horizontal-align="justify" draw:textarea-vertical-align="middle" draw:auto-grow-height="false" fo:min-height="0.759cm" fo:min-width="9.722cm" fo:padding-top="0.151cm" fo:padding-bottom="0.151cm" fo:padding-left="0.276cm" fo:padding-right="0.276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2.023cm" fo:min-width="5.12cm" fo:padding-top="0.151cm" fo:padding-bottom="0.151cm" fo:padding-left="0.276cm" fo:padding-right="0.276cm" fo:wrap-option="no-wrap"/>
    </style:style>
    <style:style style:name="gr14" style:family="graphic" style:parent-style-name="standard">
      <style:graphic-properties draw:stroke="none" svg:stroke-color="#000000" draw:fill="none" draw:fill-color="#ffffff" fo:min-height="0.246cm"/>
    </style:style>
    <style:style style:name="gr15" style:family="graphic" style:parent-style-name="standard">
      <style:graphic-properties draw:stroke="none" svg:stroke-color="#000000" draw:fill="none" draw:fill-color="#ffffff" fo:min-height="0.95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源ノ角ゴシック JP ExtraLight" fo:font-size="8pt" style:font-name-asian="源ノ角ゴシック JP ExtraLight" style:font-size-asian="8pt" style:font-size-complex="8pt"/>
    </style:style>
    <style:style style:name="P3" style:family="paragraph">
      <loext:graphic-properties draw:fill="none" draw:fill-color="#ffffff"/>
      <style:text-properties style:font-name="源ノ角ゴシック JP ExtraLight" fo:font-size="7pt" style:font-name-asian="源ノ角ゴシック JP ExtraLight" style:font-size-asian="7pt" style:font-size-complex="7pt"/>
    </style:style>
    <style:style style:name="P4" style:family="paragraph">
      <loext:graphic-properties draw:fill="none" draw:fill-color="#ffffff"/>
      <style:text-properties style:font-name="源ノ角ゴシック JP ExtraLight" fo:font-size="6pt" style:font-name-asian="源ノ角ゴシック JP ExtraLight" style:font-size-asian="6pt" style:font-size-complex="6pt"/>
    </style:style>
    <style:style style:name="T1" style:family="text">
      <style:text-properties style:font-name="源ノ角ゴシック JP ExtraLight" fo:font-size="8pt" style:font-name-asian="源ノ角ゴシック JP ExtraLight" style:font-size-asian="8pt" style:font-size-complex="8pt"/>
    </style:style>
    <style:style style:name="T2" style:family="text">
      <style:text-properties style:font-name="源ノ角ゴシック JP ExtraLight" fo:font-size="7pt" style:font-name-asian="源ノ角ゴシック JP ExtraLight" style:font-size-asian="7pt" style:font-size-complex="7pt"/>
    </style:style>
    <style:style style:name="T3" style:family="text">
      <style:text-properties style:font-name="源ノ角ゴシック JP ExtraLight" fo:font-size="6pt" style:font-name-asian="源ノ角ゴシック JP ExtraLight" style:font-size-asian="6pt" style:font-size-complex="6pt"/>
    </style:style>
    <style:style style:name="T4" style:family="text">
      <style:text-properties style:font-name="源ノ角ゴシック JP ExtraLight" fo:font-size="6pt" fo:font-style="italic" style:font-name-asian="源ノ角ゴシック JP ExtraLigh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" draw:id="id1" draw:layer="layout" svg:width="0.467cm" svg:height="0.467cm" svg:x="3.442cm" svg:y="2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0.467cm" svg:height="0.467cm" svg:x="4.296cm" svg:y="3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841cm" svg:y1="3.341cm" svg:x2="4.364cm" svg:y2="3.856cm" draw:start-shape="id1" draw:start-glue-point="9" draw:end-shape="id2" draw:end-glue-point="5" svg:d="M3841 3341l523 515" svg:viewBox="0 0 524 516">
          <text:p/>
        </draw:connector>
        <draw:frame draw:style-name="gr4" draw:text-style-name="P2" draw:layer="layout" svg:width="2.115cm" svg:height="0.535cm" svg:x="3.938cm" svg:y="2.818cm">
          <draw:text-box>
            <text:p><text:span text:style-name="T1">dc=example <text:s/></text:span></text:p>
          </draw:text-box>
        </draw:frame>
        <draw:frame draw:style-name="gr5" draw:text-style-name="P3" draw:layer="layout" svg:width="2.201cm" svg:height="0.534cm" svg:x="2.131cm" svg:y="3.805cm">
          <draw:text-box>
            <text:p><text:span text:style-name="T2">dc=uranohoshi </text:span></text:p>
          </draw:text-box>
        </draw:frame>
        <draw:custom-shape draw:style-name="gr2" draw:text-style-name="P1" xml:id="id4" draw:id="id4" draw:layer="layout" svg:width="0.467cm" svg:height="0.467cm" svg:x="2.089cm" svg:y="5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3" draw:id="id3" draw:layer="layout" svg:width="0.467cm" svg:height="0.419cm" svg:x="6.196cm" svg:y="4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0.467cm" svg:height="0.467cm" svg:x="4.096cm" svg:y="5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598cm" svg:height="0.534cm" svg:x="4.596cm" svg:y="4.522cm">
          <draw:text-box>
            <text:p><text:span text:style-name="T2">ou=users</text:span></text:p>
          </draw:text-box>
        </draw:frame>
        <draw:frame draw:style-name="gr7" draw:text-style-name="P4" draw:layer="layout" svg:width="2.119cm" svg:height="0.493cm" svg:x="1.177cm" svg:y="5.996cm">
          <draw:text-box>
            <text:p><text:span text:style-name="T3">uid=takami.chika</text:span></text:p>
          </draw:text-box>
        </draw:frame>
        <draw:connector draw:style-name="gr3" draw:text-style-name="P1" draw:layer="layout" draw:type="line" svg:x1="4.763cm" svg:y1="4.022cm" svg:x2="6.264cm" svg:y2="4.697cm" draw:start-shape="id2" draw:start-glue-point="10" draw:end-shape="id3" draw:end-glue-point="5" svg:d="M4763 4022l1501 675" svg:viewBox="0 0 1502 676">
          <text:p/>
        </draw:connector>
        <draw:custom-shape draw:style-name="gr2" draw:text-style-name="P1" xml:id="id6" draw:id="id6" draw:layer="layout" svg:width="0.467cm" svg:height="0.467cm" svg:x="6.53cm" svg:y="5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0.467cm" svg:height="0.467cm" svg:x="9.996cm" svg:y="5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2.34cm" svg:height="0.47cm" svg:x="3.178cm" svg:y="5.997cm">
          <draw:text-box>
            <text:p><text:span text:style-name="T3">uid=sakurauchi.riko</text:span></text:p>
          </draw:text-box>
        </draw:frame>
        <draw:frame draw:style-name="gr9" draw:text-style-name="P4" draw:layer="layout" svg:width="2.617cm" svg:height="0.463cm" svg:x="5.578cm" svg:y="5.997cm">
          <draw:text-box>
            <text:p><text:span text:style-name="T3">uid=matsuura.kanan</text:span></text:p>
          </draw:text-box>
        </draw:frame>
        <draw:frame draw:style-name="gr9" draw:text-style-name="P4" draw:layer="layout" svg:width="2.617cm" svg:height="0.463cm" svg:x="9.079cm" svg:y="5.998cm">
          <draw:text-box>
            <text:p><text:span text:style-name="T3">uid=kurosawa.ruby</text:span></text:p>
          </draw:text-box>
        </draw:frame>
        <draw:connector draw:style-name="gr3" draw:text-style-name="P1" draw:layer="layout" draw:type="line" svg:x1="6.196cm" svg:y1="4.845cm" svg:x2="2.488cm" svg:y2="5.596cm" draw:start-shape="id3" draw:end-shape="id4" draw:end-glue-point="11" svg:d="M6196 4845l-3708 751" svg:viewBox="0 0 3709 752">
          <text:p/>
        </draw:connector>
        <draw:connector draw:style-name="gr3" draw:text-style-name="P1" draw:layer="layout" draw:type="line" svg:x1="6.264cm" svg:y1="4.994cm" svg:x2="4.495cm" svg:y2="5.556cm" draw:start-shape="id3" draw:start-glue-point="7" draw:end-shape="id5" draw:end-glue-point="11" svg:d="M6264 4994l-1769 562" svg:viewBox="0 0 1770 563">
          <text:p/>
        </draw:connector>
        <draw:connector draw:style-name="gr3" draw:text-style-name="P1" draw:layer="layout" draw:type="line" svg:x1="6.43cm" svg:y1="5.055cm" svg:x2="6.764cm" svg:y2="5.488cm" draw:start-shape="id3" draw:start-glue-point="8" draw:end-shape="id6" draw:end-glue-point="4" svg:d="M6430 5055l334 433" svg:viewBox="0 0 335 434">
          <text:p/>
        </draw:connector>
        <draw:connector draw:style-name="gr3" draw:text-style-name="P1" draw:layer="layout" draw:type="line" svg:x1="10.064cm" svg:y1="5.556cm" svg:x2="6.663cm" svg:y2="4.846cm" draw:start-shape="id7" draw:start-glue-point="5" draw:end-shape="id3" draw:end-glue-point="10" svg:d="M10064 5556l-3401-710" svg:viewBox="0 0 3402 711">
          <text:p/>
        </draw:connector>
        <draw:line draw:style-name="gr10" draw:text-style-name="P1" draw:layer="layout" svg:x1="7.413cm" svg:y1="5.76cm" svg:x2="9.523cm" svg:y2="5.76cm">
          <text:p/>
        </draw:line>
        <draw:line draw:style-name="gr10" draw:text-style-name="P1" draw:layer="layout" svg:x1="7.915cm" svg:y1="6.341cm" svg:x2="9.194cm" svg:y2="6.352cm">
          <text:p/>
        </draw:line>
        <draw:frame draw:style-name="gr11" draw:text-style-name="P4" draw:layer="layout" svg:width="5.546cm" svg:height="1.947cm" svg:x="6.52cm" svg:y="2.567cm">
          <draw:text-box>
            <text:p><text:span text:style-name="T3">dn: uid=kurosawa.ruby,ou-users,</text:span></text:p>
            <text:p><text:span text:style-name="T3"><text:s text:c="2"/></text:span><text:span text:style-name="T3">dc=uranohoshi,dc=example</text:span></text:p>
            <text:p><text:span text:style-name="T3"/></text:p>
            <text:p><text:span text:style-name="T3">uid=kurosawa.ruby</text:span><text:span text:style-name="T3">　↓条件に一致する属性と属性値</text:span><text:span text:style-name="T3"><text:a xlink:href="mailto:mail%3Dkurosawa.ruby@uranohoshi.example" xlink:type="simple">mail=kurosawa.ruby@uranohoshi.example</text:a></text:span></text:p>
            <text:p><text:span text:style-name="T3">homeDirectory: /</text:span><text:span text:style-name="T4">home</text:span><text:span text:style-name="T3">/ruby</text:span></text:p>
            <text:p><text:span text:style-name="T3">↑</text:span><text:span text:style-name="T3">戻り値になる属性値</text:span></text:p>
            <text:p><text:span text:style-name="T3">…</text:span><text:span text:style-name="T3">...</text:span></text:p>
          </draw:text-box>
        </draw:frame>
        <draw:custom-shape draw:style-name="gr12" draw:text-style-name="P1" draw:layer="layout" svg:width="10.388cm" svg:height="1.175cm" svg:x="1.245cm" svg:y="5.3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6.124cm" svg:height="2.51cm" svg:x="6.33cm" svg:y="2.212cm">
          <text:p/>
          <draw:enhanced-geometry svg:viewBox="0 0 21600 21600" draw:text-areas="800 800 20800 20800" draw:type="round-rectangular-callout" draw:modifiers="14257.7632653061 29445.16129032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3" draw:layer="layout" svg:width="2.07cm" svg:height="0.497cm" svg:x="3cm" svg:y="4.467cm">
          <draw:text-box>
            <text:p><text:span text:style-name="T2">探索の基点→</text:span></text:p>
          </draw:text-box>
        </draw:frame>
        <draw:frame draw:style-name="gr15" draw:text-style-name="P2" draw:layer="layout" svg:width="9.459cm" svg:height="1.595cm" svg:x="1.079cm" svg:y="1.126cm">
          <draw:text-box>
            <text:p><text:span text:style-name="T3">DN: ou=users,dc=uranohoshi,dc=example</text:span><text:span text:style-name="T3">以下のノードで</text:span></text:p>
            <text:p><text:span text:style-name="T3">mail-=kurosawa.ruby@uranohoshi.example</text:span><text:span text:style-name="T3">であるノードの、</text:span></text:p>
            <text:p><text:span text:style-name="T3">homeDirectory</text:span><text:span text:style-name="T3">属性値を返す</text:span><text:span text:style-name="T1"> <text:s/></text:span></text:p>
            <text:p><text:span text:style-name="T3"/></text:p>
            <text:p><text:span text:style-name="T3">Postfix</text:span><text:span text:style-name="T3">テーブル形式では</text:span></text:p>
            <text:p><text:span text:style-name="T3"><text:a xlink:href="mailto:Kurosawa.ruby@uranohoshi.example" xlink:type="simple">Kurosawa.ruby@uranohoshi.example</text:a></text:span><text:span text:style-name="T3"><text:s text:c="5"/>/</text:span><text:span text:style-name="T4">home/rub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ExtraLight" svg:font-family="'源ノ角ゴシック JP ExtraLight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6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0T23:11:27.805000000</meta:creation-date>
    <dc:date>2018-12-24T21:09:47.898000000</dc:date>
    <meta:editing-duration>PT8H50M51S</meta:editing-duration>
    <meta:editing-cycles>11</meta:editing-cycles>
    <meta:generator>LibreOffice/5.4.4.2$Windows_X86_64 LibreOffice_project/2524958677847fb3bb44820e40380acbe820f960</meta:generator>
    <meta:document-statistic meta:object-count="27"/>
  </office:meta>
</office:document-meta>
</file>